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Tyle dobrego</text:span><text:span text:style-name="T1"><text:line-break/></text:span><text:span text:style-name="T1">zawdzięczam Tobie, </text:span><text:span text:style-name="T1">Panie!</text:span><text:span text:style-name="T1"><text:line-break/></text:span><text:span text:style-name="T1">Wszystko, co mam</text:span><text:span text:style-name="T1"><text:line-break/></text:span><text:span text:style-name="T1">od Ciebie przecież jest.</text:span><text:span text:style-name="T1"><text:line-break/></text:span><text:span text:style-name="T1">I to, że jestem,</text:span><text:span text:style-name="T1"><text:line-break/></text:span><text:span text:style-name="T1">że życie wciąż poznaję.</text:span><text:span text:style-name="T1"><text:line-break/></text:span><text:span text:style-name="T1">Dziś tymi słowy</text:span><text:span text:style-name="T1"><text:line-break/></text:span><text:span text:style-name="T1">wyrazić wszystko chc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a każdy dzień, </text:span><text:span text:style-name="T1">za nocy mrok,</text:span><text:span text:style-name="T1"><text:line-break/></text:span><text:span text:style-name="T1">Za radość mą, </text:span><text:span text:style-name="T1">szczęśliwy rok.</text:span><text:span text:style-name="T1"><text:line-break/></text:span><text:span text:style-name="T1">Nawet za chmurne</text:span><text:span text:style-name="T1"><text:line-break/></text:span><text:span text:style-name="T1">deszczowe dni,</text:span><text:span text:style-name="T1"><text:line-break/></text:span><text:span text:style-name="T1">Za wszystko Panie</text:span><text:span text:style-name="T1"><text:line-break/></text:span><text:span text:style-name="T1">dziękuję C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Gdy mnie uczono,</text:span><text:span text:style-name="T1"><text:line-break/></text:span><text:span text:style-name="T1">że jesteś Boże w niebie,</text:span><text:span text:style-name="T1"><text:line-break/></text:span><text:span text:style-name="T1">Gdy poznawałem,</text:span><text:span text:style-name="T1"><text:line-break/></text:span><text:span text:style-name="T1">co dobre jest, co złe.</text:span><text:span text:style-name="T1"><text:line-break/></text:span><text:span text:style-name="T1">W dziecinnych słowach</text:span><text:span text:style-name="T1"><text:line-break/></text:span><text:span text:style-name="T1">mówiłem „Kocham Ciebie”.</text:span><text:span text:style-name="T1"><text:line-break/></text:span><text:span text:style-name="T1">I powtarzałem</text:span><text:span text:style-name="T1"><text:line-break/></text:span><text:span text:style-name="T1">modlitwy słowa te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a każdy dzień, </text:span><text:span text:style-name="T1">za nocy mrok,</text:span><text:span text:style-name="T1"><text:line-break/></text:span><text:span text:style-name="T1">Za radość mą, </text:span><text:span text:style-name="T1">szczęśliwy rok.</text:span><text:span text:style-name="T1"><text:line-break/></text:span><text:span text:style-name="T1">Nawet za chmurne</text:span><text:span text:style-name="T1"><text:line-break/></text:span><text:span text:style-name="T1">deszczowe dni,</text:span><text:span text:style-name="T1"><text:line-break/></text:span><text:span text:style-name="T1">Za wszystko Panie</text:span><text:span text:style-name="T1"><text:line-break/></text:span><text:span text:style-name="T1">dziękuję C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5"><text:span text:style-name="T1">3. Więc przyjm, </text:span><text:span text:style-name="T1">o Boże,</text:span><text:span text:style-name="T1"><text:line-break/></text:span><text:span text:style-name="T1">mych modłów </text:span><text:span text:style-name="T1">dziękczynienie,</text:span><text:span text:style-name="T1"><text:line-break/></text:span><text:span text:style-name="T1">Bo jakże często</text:span><text:span text:style-name="T1"><text:line-break/></text:span><text:span text:style-name="T1">wdzięczności w modłach brak.</text:span><text:span text:style-name="T1"><text:line-break/></text:span><text:span text:style-name="T1">Mądrością życia jest</text:span><text:span text:style-name="T1"><text:line-break/></text:span><text:span text:style-name="T1">widzieć sens cierpienia,</text:span><text:span text:style-name="T1"><text:line-break/></text:span><text:span text:style-name="T1">Dlatego Boże śpiewamy</text:span><text:span text:style-name="T1"><text:line-break/></text:span><text:span text:style-name="T1">Tobie tak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a każdy dzień, </text:span><text:span text:style-name="T1">za nocy mrok,</text:span><text:span text:style-name="T1"><text:line-break/></text:span><text:span text:style-name="T1">Za radość mą, </text:span><text:span text:style-name="T1">szczęśliwy rok.</text:span><text:span text:style-name="T1"><text:line-break/></text:span><text:span text:style-name="T1">Nawet za chmurne</text:span><text:span text:style-name="T1"><text:line-break/></text:span><text:span text:style-name="T1">deszczowe dni,</text:span><text:span text:style-name="T1"><text:line-break/></text:span><text:span text:style-name="T1">Za wszystko Panie</text:span><text:span text:style-name="T1"><text:line-break/></text:span><text:span text:style-name="T1">dziękuję C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0T16:29:35</meta:creation-date>
    <dc:creator>Rafał Talacha</dc:creator>
    <dc:date>2009-02-01T13:30:10</dc:date>
    <dc:language>pl-PL</dc:language>
    <meta:editing-cycles>5</meta:editing-cycles>
    <meta:editing-duration>PT6M53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